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terData.getNew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processRespon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FilterData.setRecordingSession( RecordSession record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addTestException(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getReq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process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FilterData.getResp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DefaultFilterData( ServletRequest request , ServletResponse response , ServerAdapter server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FilterData.testForTestId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getTest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ilterData.setRespData( boolean replaceSession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FilterData.testSkipFilter( 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FilterData.isPlay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ilterData.getSessionExcep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testNewRequest(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FilterData.throwTestExcep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FilterData.setPlaybackSession( PlaybackSession playback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isNewRecord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ilterData.setNewResponse( ServletResponse new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getSessionException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getPlayback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isNew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getRecording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getTestExcep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getServ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ter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FilterData.getTes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is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ilterData.getTestException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clearRecor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markTe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terData.testForTestExcep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FilterData.getReq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addSessionException(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isSkip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getOriginalRespons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FilterData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isTe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terData.getOriginalRequ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